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31" calcext:value-type="float">
            <text:p>31</text:p>
          </table:table-cell>
          <table:table-cell table:style-name="ce16" table:formula="of:=COUNTIF([.F$24:.F$105];&quot;Finished in Sprint 3&quot;)" office:value-type="float" office:value="0" calcext:value-type="float">
            <text:p>0</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31" calcext:value-type="float">
            <text:p>31</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31" calcext:value-type="float">
            <text:p>31</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31" calcext:value-type="float">
            <text:p>31</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Work</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Work</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3" calcext:value-type="float">
            <text:p>-3</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3" calcext:value-type="float">
            <text:p>-3</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GUI</text:p>
          </table:table-cell>
          <table:table-cell table:content-validation-name="val13"/>
          <table:table-cell table:content-validation-name="val14"/>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IGUI</text:p>
          </table:table-cell>
          <table:table-cell table:content-validation-name="val13"/>
          <table:table-cell table:content-validation-name="val14"/>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text:p>
          </table:table-cell>
          <table:table-cell table:content-validation-name="val13"/>
          <table:table-cell table:content-validation-name="val14"/>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1">00/00/0000</text:date>, <text:time style:data-style-name="N2" text:time-value="21:00:59.5637786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1T21:01:07.191630760</dc:date>
    <meta:editing-duration>P1DT14H38M22S</meta:editing-duration>
    <meta:editing-cycles>119</meta:editing-cycles>
    <meta:generator>LibreOffice/5.4.1.2$Linux_X86_64 LibreOffice_project/40m0$Build-2</meta:generator>
    <meta:document-statistic meta:table-count="7" meta:cell-count="1119"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ch1" style:family="chart">
      <style:graphic-properties draw:stroke="none"/>
    </style:style>
    <style:style style:name="ch2" style:family="chart">
      <style:chart-properties chart:three-dimensional="false" chart:lines="true" chart:solid-type="cuboid" chart:interpolation="none" chart:symbol-type="none" chart:symbol-width="0.25cm" chart:symbol-height="0.25cm" chart:vertical="false" chart:include-hidden-cells="true" chart:auto-position="false" chart:auto-size="false" chart:spline-order="3" chart:spline-resolution="20" chart:series-source="columns" chart:mean-value="false" chart:error-margin="0" chart:error-category="none" chart:error-percentage="0" chart:data-label-number="none" chart:data-label-text="false" chart:data-label-symbol="false">
        <chart:symbol-image/>
      </style:chart-properties>
      <style:graphic-properties draw:stroke="solid" svg:stroke-width="0cm" svg:stroke-color="#000000" svg:stroke-opacity="100%" draw:stroke-linejoin="round" draw:fill="solid" draw:fill-color="#ffffff" draw:fill-hatch-solid="false" draw:opacity="100%" draw:fill-image-width="0.01cm" draw:fill-image-height="0.01cm" style:repeat="repeat" draw:fill-image-ref-point-x="0%" draw:fill-image-ref-point-y="0%" draw:fill-image-ref-point="top-left" draw:tile-repeat-offset="0% vertical"/>
    </style:style>
    <style:style style:name="ch3" style:family="chart"/>
    <style:style style:name="ch4" style:family="chart"/>
  </office:automatic-styles>
  <office:body>
    <office:chart>
      <chart:chart svg:width="10.421cm" svg:height="5.154cm" xlink:href=".." xlink:type="simple" chart:class="chart:bar" chart:style-name="ch1">
        <chart:plot-area chart:style-name="ch2" svg:x="0.208cm" svg:y="0.103cm" svg:width="-32.975cm" svg:height="-32.87cm">
          <chartooo:coordinate-region svg:x="0cm" svg:y="0cm" svg:width="0cm" svg:height="0cm"/>
          <chart:wall chart:style-name="ch3"/>
          <chart:floor chart:style-name="ch4"/>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ch1" style:family="chart">
      <style:graphic-properties draw:stroke="none"/>
    </style:style>
    <style:style style:name="ch2" style:family="chart">
      <style:chart-properties chart:three-dimensional="false" chart:lines="true" chart:solid-type="cuboid" chart:interpolation="none" chart:symbol-type="none" chart:symbol-width="0.25cm" chart:symbol-height="0.25cm" chart:vertical="false" chart:include-hidden-cells="true" chart:auto-position="false" chart:auto-size="false" chart:spline-order="3" chart:spline-resolution="20" chart:series-source="columns" chart:mean-value="false" chart:error-margin="0" chart:error-category="none" chart:error-percentage="0" chart:data-label-number="none" chart:data-label-text="false" chart:data-label-symbol="false">
        <chart:symbol-image/>
      </style:chart-properties>
      <style:graphic-properties draw:stroke="solid" svg:stroke-width="0cm" svg:stroke-color="#000000" svg:stroke-opacity="100%" draw:stroke-linejoin="round" draw:fill="solid" draw:fill-color="#ffffff" draw:fill-hatch-solid="false" draw:opacity="100%" draw:fill-image-width="0.01cm" draw:fill-image-height="0.01cm" style:repeat="repeat" draw:fill-image-ref-point-x="0%" draw:fill-image-ref-point-y="0%" draw:fill-image-ref-point="top-left" draw:tile-repeat-offset="0% vertical"/>
    </style:style>
    <style:style style:name="ch3" style:family="chart"/>
    <style:style style:name="ch4" style:family="chart"/>
  </office:automatic-styles>
  <office:body>
    <office:chart>
      <chart:chart svg:width="10.421cm" svg:height="5.154cm" xlink:href=".." xlink:type="simple" chart:class="chart:bar" chart:style-name="ch1">
        <chart:plot-area chart:style-name="ch2" svg:x="0.208cm" svg:y="0.103cm" svg:width="-32.975cm" svg:height="-32.87cm">
          <chartooo:coordinate-region svg:x="0cm" svg:y="0cm" svg:width="0cm" svg:height="0cm"/>
          <chart:wall chart:style-name="ch3"/>
          <chart:floor chart:style-name="ch4"/>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ch1" style:family="chart">
      <style:graphic-properties draw:stroke="none"/>
    </style:style>
    <style:style style:name="ch2" style:family="chart">
      <style:chart-properties chart:three-dimensional="false" chart:lines="true" chart:solid-type="cuboid" chart:interpolation="none" chart:symbol-type="none" chart:symbol-width="0.25cm" chart:symbol-height="0.25cm" chart:vertical="false" chart:include-hidden-cells="true" chart:auto-position="false" chart:auto-size="false" chart:spline-order="3" chart:spline-resolution="20" chart:series-source="columns" chart:mean-value="false" chart:error-margin="0" chart:error-category="none" chart:error-percentage="0" chart:data-label-number="none" chart:data-label-text="false" chart:data-label-symbol="false">
        <chart:symbol-image/>
      </style:chart-properties>
      <style:graphic-properties draw:stroke="solid" svg:stroke-width="0cm" svg:stroke-color="#000000" svg:stroke-opacity="100%" draw:stroke-linejoin="round" draw:fill="solid" draw:fill-color="#ffffff" draw:fill-hatch-solid="false" draw:opacity="100%" draw:fill-image-width="0.01cm" draw:fill-image-height="0.01cm" style:repeat="repeat" draw:fill-image-ref-point-x="0%" draw:fill-image-ref-point-y="0%" draw:fill-image-ref-point="top-left" draw:tile-repeat-offset="0% vertical"/>
    </style:style>
    <style:style style:name="ch3" style:family="chart"/>
    <style:style style:name="ch4" style:family="chart"/>
  </office:automatic-styles>
  <office:body>
    <office:chart>
      <chart:chart svg:width="10.421cm" svg:height="5.154cm" xlink:href=".." xlink:type="simple" chart:class="chart:bar" chart:style-name="ch1">
        <chart:plot-area chart:style-name="ch2" svg:x="0.208cm" svg:y="0.103cm" svg:width="-32.975cm" svg:height="-32.87cm">
          <chartooo:coordinate-region svg:x="0cm" svg:y="0cm" svg:width="0cm" svg:height="0cm"/>
          <chart:wall chart:style-name="ch3"/>
          <chart:floor chart:style-name="ch4"/>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ch1" style:family="chart">
      <style:graphic-properties draw:stroke="none"/>
    </style:style>
    <style:style style:name="ch2" style:family="chart">
      <style:chart-properties chart:three-dimensional="false" chart:lines="true" chart:solid-type="cuboid" chart:interpolation="none" chart:symbol-type="none" chart:symbol-width="0.25cm" chart:symbol-height="0.25cm" chart:vertical="false" chart:include-hidden-cells="true" chart:auto-position="false" chart:auto-size="false" chart:spline-order="3" chart:spline-resolution="20" chart:series-source="columns" chart:mean-value="false" chart:error-margin="0" chart:error-category="none" chart:error-percentage="0" chart:data-label-number="none" chart:data-label-text="false" chart:data-label-symbol="false">
        <chart:symbol-image/>
      </style:chart-properties>
      <style:graphic-properties draw:stroke="solid" svg:stroke-width="0cm" svg:stroke-color="#000000" svg:stroke-opacity="100%" draw:stroke-linejoin="round" draw:fill="solid" draw:fill-color="#ffffff" draw:fill-hatch-solid="false" draw:opacity="100%" draw:fill-image-width="0.01cm" draw:fill-image-height="0.01cm" style:repeat="repeat" draw:fill-image-ref-point-x="0%" draw:fill-image-ref-point-y="0%" draw:fill-image-ref-point="top-left" draw:tile-repeat-offset="0% vertical"/>
    </style:style>
    <style:style style:name="ch3" style:family="chart"/>
    <style:style style:name="ch4" style:family="chart"/>
  </office:automatic-styles>
  <office:body>
    <office:chart>
      <chart:chart svg:width="10.421cm" svg:height="5.154cm" xlink:href=".." xlink:type="simple" chart:class="chart:bar" chart:style-name="ch1">
        <chart:plot-area chart:style-name="ch2" svg:x="0.208cm" svg:y="0.103cm" svg:width="-32.975cm" svg:height="-32.87cm">
          <chartooo:coordinate-region svg:x="0cm" svg:y="0cm" svg:width="0cm" svg:height="0cm"/>
          <chart:wall chart:style-name="ch3"/>
          <chart:floor chart:style-name="ch4"/>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ch1" style:family="chart">
      <style:graphic-properties draw:stroke="none"/>
    </style:style>
    <style:style style:name="ch2" style:family="chart">
      <style:chart-properties chart:three-dimensional="false" chart:lines="true" chart:solid-type="cuboid" chart:interpolation="none" chart:symbol-type="none" chart:symbol-width="0.25cm" chart:symbol-height="0.25cm" chart:vertical="false" chart:include-hidden-cells="true" chart:auto-position="false" chart:auto-size="false" chart:spline-order="3" chart:spline-resolution="20" chart:series-source="columns" chart:mean-value="false" chart:error-margin="0" chart:error-category="none" chart:error-percentage="0" chart:data-label-number="none" chart:data-label-text="false" chart:data-label-symbol="false">
        <chart:symbol-image/>
      </style:chart-properties>
      <style:graphic-properties draw:stroke="solid" svg:stroke-width="0cm" svg:stroke-color="#000000" svg:stroke-opacity="100%" draw:stroke-linejoin="round" draw:fill="solid" draw:fill-color="#ffffff" draw:fill-hatch-solid="false" draw:opacity="100%" draw:fill-image-width="0.01cm" draw:fill-image-height="0.01cm" style:repeat="repeat" draw:fill-image-ref-point-x="0%" draw:fill-image-ref-point-y="0%" draw:fill-image-ref-point="top-left" draw:tile-repeat-offset="0% vertical"/>
    </style:style>
    <style:style style:name="ch3" style:family="chart"/>
    <style:style style:name="ch4" style:family="chart"/>
  </office:automatic-styles>
  <office:body>
    <office:chart>
      <chart:chart svg:width="10.421cm" svg:height="5.154cm" xlink:href=".." xlink:type="simple" chart:class="chart:bar" chart:style-name="ch1">
        <chart:plot-area chart:style-name="ch2" svg:x="0.208cm" svg:y="0.103cm" svg:width="-32.975cm" svg:height="-32.87cm">
          <chartooo:coordinate-region svg:x="0cm" svg:y="0cm" svg:width="0cm" svg:height="0cm"/>
          <chart:wall chart:style-name="ch3"/>
          <chart:floor chart:style-name="ch4"/>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ch1" style:family="chart">
      <style:graphic-properties draw:stroke="none"/>
    </style:style>
    <style:style style:name="ch2" style:family="chart">
      <style:chart-properties chart:three-dimensional="false" chart:lines="true" chart:solid-type="cuboid" chart:interpolation="none" chart:symbol-type="none" chart:symbol-width="0.25cm" chart:symbol-height="0.25cm" chart:vertical="false" chart:include-hidden-cells="true" chart:auto-position="false" chart:auto-size="false" chart:spline-order="3" chart:spline-resolution="20" chart:series-source="columns" chart:mean-value="false" chart:error-margin="0" chart:error-category="none" chart:error-percentage="0" chart:data-label-number="none" chart:data-label-text="false" chart:data-label-symbol="false">
        <chart:symbol-image/>
      </style:chart-properties>
      <style:graphic-properties draw:stroke="solid" svg:stroke-width="0cm" svg:stroke-color="#000000" svg:stroke-opacity="100%" draw:stroke-linejoin="round" draw:fill="solid" draw:fill-color="#ffffff" draw:fill-hatch-solid="false" draw:opacity="100%" draw:fill-image-width="0.01cm" draw:fill-image-height="0.01cm" style:repeat="repeat" draw:fill-image-ref-point-x="0%" draw:fill-image-ref-point-y="0%" draw:fill-image-ref-point="top-left" draw:tile-repeat-offset="0% vertical"/>
    </style:style>
    <style:style style:name="ch3" style:family="chart"/>
    <style:style style:name="ch4" style:family="chart"/>
  </office:automatic-styles>
  <office:body>
    <office:chart>
      <chart:chart svg:width="10.421cm" svg:height="5.154cm" xlink:href=".." xlink:type="simple" chart:class="chart:bar" chart:style-name="ch1">
        <chart:plot-area chart:style-name="ch2" svg:x="0.208cm" svg:y="0.103cm" svg:width="-32.975cm" svg:height="-32.87cm">
          <chartooo:coordinate-region svg:x="0cm" svg:y="0cm" svg:width="0cm" svg:height="0cm"/>
          <chart:wall chart:style-name="ch3"/>
          <chart:floor chart:style-name="ch4"/>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